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nature_balm_mana_cos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poisoned_weapons_mana_cos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nature_balm</text:p>
          </table:table-cell>
          <table:table-cell table:number-columns-repeated="5"/>
          <table:table-cell office:value-type="string" calcext:value-type="string">
            <text:p>[CENTER]</text:p>
          </table:table-cell>
          <table:table-cell table:number-columns-repeated="5"/>
          <table:table-cell office:value-type="string" calcext:value-type="string">
            <text:p>poisoned_weapons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balm_healing</text:p>
          </table:table-cell>
          <table:table-cell table:number-columns-repeated="7"/>
          <table:table-cell office:value-type="string" calcext:value-type="string">
            <text:p>poisoned_weapons_cooldown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pell_nature_damage</text:p>
          </table:table-cell>
          <table:table-cell table:number-columns-repeated="17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od_slow_bush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13"/>
          <table:table-cell office:value-type="string" calcext:value-type="string">
            <text:p>nature_weapon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mod_poison_bu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thorn_armor_thorns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od_fast_bush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5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natur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nature_weapon_damage</text:p>
          </table:table-cell>
          <table:table-cell table:number-columns-repeated="3"/>
          <table:table-cell office:value-type="string" calcext:value-type="string">
            <text:p>nature_weapon_damage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1:21:59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2T11:23:07.590000000</dc:date>
    <meta:editing-duration>PT16M4S</meta:editing-duration>
    <meta:editing-cycles>7</meta:editing-cycles>
    <meta:generator>Trio_Office/6.2.8.2$Windows_x86 LibreOffice_project/</meta:generator>
    <meta:document-statistic meta:table-count="1" meta:cell-count="333" meta:object-count="0"/>
  </office:meta>
</office:document-meta>
</file>